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153in" fo:margin-left="0in" table:align="left"/>
    </style:style>
    <style:style style:name="Table1.A" style:family="table-column">
      <style:table-column-properties style:column-width="2.0222in"/>
    </style:style>
    <style:style style:name="Table1.B" style:family="table-column">
      <style:table-column-properties style:column-width="0.7278in"/>
    </style:style>
    <style:style style:name="Table1.C" style:family="table-column">
      <style:table-column-properties style:column-width="4in"/>
    </style:style>
    <style:style style:name="Table1.D" style:family="table-column">
      <style:table-column-properties style:column-width="1.5625in"/>
    </style:style>
    <style:style style:name="Table1.E" style:family="table-column">
      <style:table-column-properties style:column-width="1.8028in"/>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10.1153in" fo:margin-left="0in" table:align="left"/>
    </style:style>
    <style:style style:name="Table2.A" style:family="table-column">
      <style:table-column-properties style:column-width="2.0222in"/>
    </style:style>
    <style:style style:name="Table2.B" style:family="table-column">
      <style:table-column-properties style:column-width="0.7278in"/>
    </style:style>
    <style:style style:name="Table2.C" style:family="table-column">
      <style:table-column-properties style:column-width="4in"/>
    </style:style>
    <style:style style:name="Table2.D" style:family="table-column">
      <style:table-column-properties style:column-width="1.5625in"/>
    </style:style>
    <style:style style:name="Table2.E" style:family="table-column">
      <style:table-column-properties style:column-width="1.8028in"/>
    </style:style>
    <style:style style:name="Table2.A1" style:family="table-cell">
      <style:table-cell-properties fo:padding="0.0382in" fo:border-left="0.25pt solid #000000" fo:border-right="none" fo:border-top="0.25pt solid #000000" fo:border-bottom="0.25pt solid #000000" style:writing-mode="lr-tb"/>
    </style:style>
    <style:style style:name="Table2.E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E2" style:family="table-cell">
      <style:table-cell-properties fo:padding="0.0382in" fo:border-left="0.25pt solid #000000" fo:border-right="0.25pt solid #000000" fo:border-top="none" fo:border-bottom="0.25pt solid #000000" style:writing-mode="lr-tb"/>
    </style:style>
    <style:style style:name="Table3" style:family="table">
      <style:table-properties style:width="10.1153in" fo:margin-left="0in" table:align="left"/>
    </style:style>
    <style:style style:name="Table3.A" style:family="table-column">
      <style:table-column-properties style:column-width="2.0222in"/>
    </style:style>
    <style:style style:name="Table3.B" style:family="table-column">
      <style:table-column-properties style:column-width="0.7278in"/>
    </style:style>
    <style:style style:name="Table3.C" style:family="table-column">
      <style:table-column-properties style:column-width="4in"/>
    </style:style>
    <style:style style:name="Table3.D" style:family="table-column">
      <style:table-column-properties style:column-width="1.5625in"/>
    </style:style>
    <style:style style:name="Table3.E" style:family="table-column">
      <style:table-column-properties style:column-width="1.8028in"/>
    </style:style>
    <style:style style:name="Table3.A1" style:family="table-cell">
      <style:table-cell-properties fo:padding="0.0382in" fo:border-left="0.25pt solid #000000" fo:border-right="none" fo:border-top="0.25pt solid #000000" fo:border-bottom="0.25pt solid #000000" style:writing-mode="lr-tb"/>
    </style:style>
    <style:style style:name="Table3.E1" style:family="table-cell">
      <style:table-cell-properties fo:padding="0.0382in" fo:border="0.25pt solid #000000" style:writing-mode="lr-tb"/>
    </style:style>
    <style:style style:name="Table3.A2" style:family="table-cell">
      <style:table-cell-properties fo:padding="0.0382in" fo:border-left="0.25pt solid #000000" fo:border-right="none" fo:border-top="none" fo:border-bottom="0.25pt solid #000000" style:writing-mode="lr-tb"/>
    </style:style>
    <style:style style:name="Table3.E2" style:family="table-cell">
      <style:table-cell-properties fo:padding="0.0382in" fo:border-left="0.25pt solid #000000" fo:border-right="0.25pt solid #000000" fo:border-top="none" fo:border-bottom="0.25pt solid #000000" style:writing-mode="lr-tb"/>
    </style:style>
    <style:style style:name="Table4" style:family="table">
      <style:table-properties style:width="10.1153in" fo:margin-left="0in" table:align="left"/>
    </style:style>
    <style:style style:name="Table4.A" style:family="table-column">
      <style:table-column-properties style:column-width="2.0222in"/>
    </style:style>
    <style:style style:name="Table4.B" style:family="table-column">
      <style:table-column-properties style:column-width="0.7278in"/>
    </style:style>
    <style:style style:name="Table4.C" style:family="table-column">
      <style:table-column-properties style:column-width="4in"/>
    </style:style>
    <style:style style:name="Table4.D" style:family="table-column">
      <style:table-column-properties style:column-width="1.5625in"/>
    </style:style>
    <style:style style:name="Table4.E" style:family="table-column">
      <style:table-column-properties style:column-width="1.8028in"/>
    </style:style>
    <style:style style:name="Table4.A1" style:family="table-cell">
      <style:table-cell-properties fo:padding="0.0382in" fo:border-left="0.25pt solid #000000" fo:border-right="none" fo:border-top="0.25pt solid #000000" fo:border-bottom="0.25pt solid #000000" style:writing-mode="lr-tb"/>
    </style:style>
    <style:style style:name="Table4.E1" style:family="table-cell">
      <style:table-cell-properties fo:padding="0.0382in" fo:border="0.25pt solid #000000" style:writing-mode="lr-tb"/>
    </style:style>
    <style:style style:name="Table4.A2" style:family="table-cell">
      <style:table-cell-properties fo:padding="0.0382in" fo:border-left="0.25pt solid #000000" fo:border-right="none" fo:border-top="none" fo:border-bottom="0.25pt solid #000000" style:writing-mode="lr-tb"/>
    </style:style>
    <style:style style:name="Table4.E2" style:family="table-cell">
      <style:table-cell-properties fo:padding="0.0382in" fo:border-left="0.25pt solid #000000" fo:border-right="0.25pt solid #000000" fo:border-top="none" fo:border-bottom="0.25pt solid #000000" style:writing-mode="lr-tb"/>
    </style:style>
    <style:style style:name="Table4.3" style:family="table-row">
      <style:table-row-properties style:min-row-height="0.3104in" style:use-optimal-row-height="false"/>
    </style:style>
    <style:style style:name="Table5" style:family="table">
      <style:table-properties style:width="10.1153in" fo:margin-left="0in" table:align="left"/>
    </style:style>
    <style:style style:name="Table5.A" style:family="table-column">
      <style:table-column-properties style:column-width="2.0222in"/>
    </style:style>
    <style:style style:name="Table5.B" style:family="table-column">
      <style:table-column-properties style:column-width="0.7278in"/>
    </style:style>
    <style:style style:name="Table5.C" style:family="table-column">
      <style:table-column-properties style:column-width="4in"/>
    </style:style>
    <style:style style:name="Table5.D" style:family="table-column">
      <style:table-column-properties style:column-width="1.5625in"/>
    </style:style>
    <style:style style:name="Table5.E" style:family="table-column">
      <style:table-column-properties style:column-width="1.8028in"/>
    </style:style>
    <style:style style:name="Table5.A1" style:family="table-cell">
      <style:table-cell-properties fo:padding="0.0382in" fo:border-left="0.25pt solid #000000" fo:border-right="none" fo:border-top="0.25pt solid #000000" fo:border-bottom="0.25pt solid #000000" style:writing-mode="lr-tb"/>
    </style:style>
    <style:style style:name="Table5.E1" style:family="table-cell">
      <style:table-cell-properties fo:padding="0.0382in" fo:border="0.25pt solid #000000" style:writing-mode="lr-tb"/>
    </style:style>
    <style:style style:name="Table5.2" style:family="table-row">
      <style:table-row-properties style:min-row-height="0.3104in" style:use-optimal-row-height="false"/>
    </style:style>
    <style:style style:name="Table5.A2" style:family="table-cell">
      <style:table-cell-properties fo:padding="0.0382in" fo:border-left="0.25pt solid #000000" fo:border-right="none" fo:border-top="none" fo:border-bottom="0.25pt solid #000000" style:writing-mode="lr-tb"/>
    </style:style>
    <style:style style:name="Table5.E2" style:family="table-cell">
      <style:table-cell-properties fo:padding="0.0382in" fo:border-left="0.25pt solid #000000" fo:border-right="0.25pt solid #000000" fo:border-top="none" fo:border-bottom="0.25pt solid #000000" style:writing-mode="lr-tb"/>
    </style:style>
    <style:style style:name="Table6" style:family="table">
      <style:table-properties style:width="10.1153in" table:align="margins"/>
    </style:style>
    <style:style style:name="Table6.A" style:family="table-column">
      <style:table-column-properties style:column-width="2.0229in" style:rel-column-width="2913*"/>
    </style:style>
    <style:style style:name="Table6.B" style:family="table-column">
      <style:table-column-properties style:column-width="0.7271in" style:rel-column-width="1047*"/>
    </style:style>
    <style:style style:name="Table6.C" style:family="table-column">
      <style:table-column-properties style:column-width="4in" style:rel-column-width="5760*"/>
    </style:style>
    <style:style style:name="Table6.D" style:family="table-column">
      <style:table-column-properties style:column-width="1.5625in" style:rel-column-width="2250*"/>
    </style:style>
    <style:style style:name="Table6.E" style:family="table-column">
      <style:table-column-properties style:column-width="1.8028in" style:rel-column-width="2596*"/>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2.9813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size-complex="18pt"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ize="14pt" fo:font-weight="bold" style:font-size-asian="14pt" style:font-weight-asian="bold" style:font-size-complex="14pt"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style:font-weight-complex="bold"/>
    </style:style>
    <style:style style:name="P6" style:family="paragraph" style:parent-style-name="Standard">
      <style:text-properties fo:font-size="14pt" fo:font-weight="bold" officeooo:rsid="00199a31" officeooo:paragraph-rsid="00199a31" style:font-size-asian="14pt" style:font-weight-asian="bold" style:font-size-complex="14pt" style:font-weight-complex="bold"/>
    </style:style>
    <style:style style:name="P7" style:family="paragraph" style:parent-style-name="Standard">
      <style:text-properties fo:font-size="14pt" fo:font-weight="normal" officeooo:rsid="00199a31" officeooo:paragraph-rsid="00199a31" style:font-size-asian="12.25pt" style:font-weight-asian="normal" style:font-size-complex="14pt" style:font-weight-complex="normal"/>
    </style:style>
    <style:style style:name="P8" style:family="paragraph" style:parent-style-name="Standard">
      <style:text-properties fo:font-size="14pt" fo:font-weight="normal" officeooo:rsid="00199a31" officeooo:paragraph-rsid="00199a31" style:font-size-asian="14pt" style:font-weight-asian="normal" style:font-size-complex="14pt" style:font-weight-complex="normal"/>
    </style:style>
    <style:style style:name="P9" style:family="paragraph" style:parent-style-name="Standard">
      <style:text-properties fo:font-size="12pt" fo:font-weight="normal" officeooo:rsid="00199a31" officeooo:paragraph-rsid="00199a31" style:font-size-asian="10.5pt" style:font-weight-asian="normal" style:font-size-complex="12pt" style:font-weight-complex="normal"/>
    </style:style>
    <style:style style:name="P10" style:family="paragraph" style:parent-style-name="Standard">
      <style:text-properties fo:font-size="15pt" fo:font-weight="bold" officeooo:rsid="00199a31" officeooo:paragraph-rsid="00199a31" style:font-size-asian="15pt" style:font-weight-asian="bold" style:font-size-complex="15pt" style:font-weight-complex="bold"/>
    </style:style>
    <style:style style:name="P11" style:family="paragraph" style:parent-style-name="Text_20_body" style:master-page-name="MP0">
      <style:paragraph-properties style:page-number="auto" fo:break-before="page"/>
      <style:text-properties fo:font-size="18pt" fo:font-weight="bold" style:font-size-asian="18pt" style:font-weight-asian="bold" style:font-size-complex="18pt" style:font-weight-complex="bold"/>
    </style:style>
    <style:style style:name="P12" style:family="paragraph" style:parent-style-name="Table_20_Contents">
      <style:text-properties fo:font-weight="bold" officeooo:rsid="00125e73" officeooo:paragraph-rsid="00125e73" style:font-weight-asian="bold" style:font-weight-complex="bold"/>
    </style:style>
    <style:style style:name="P13" style:family="paragraph" style:parent-style-name="Table_20_Contents">
      <style:text-properties fo:font-weight="bold" officeooo:rsid="00125e73" officeooo:paragraph-rsid="00199a31" style:font-weight-asian="bold" style:font-weight-complex="bold"/>
    </style:style>
    <style:style style:name="P14" style:family="paragraph" style:parent-style-name="Table_20_Contents">
      <style:text-properties fo:font-weight="bold" officeooo:rsid="001756d7" officeooo:paragraph-rsid="001756d7" style:font-weight-asian="bold" style:font-weight-complex="bold"/>
    </style:style>
    <style:style style:name="P15" style:family="paragraph" style:parent-style-name="Table_20_Contents">
      <style:text-properties fo:font-weight="bold" officeooo:rsid="001bd3fd" officeooo:paragraph-rsid="001bd3fd" style:font-weight-asian="bold" style:font-weight-complex="bold"/>
    </style:style>
    <style:style style:name="P16" style:family="paragraph" style:parent-style-name="Table_20_Contents">
      <style:text-properties fo:font-weight="bold" officeooo:rsid="001d83ed" officeooo:paragraph-rsid="001d83ed" style:font-weight-asian="bold" style:font-weight-complex="bold"/>
    </style:style>
    <style:style style:name="P17" style:family="paragraph" style:parent-style-name="Table_20_Contents">
      <style:text-properties fo:font-weight="normal" officeooo:rsid="001756d7" officeooo:paragraph-rsid="001756d7" style:font-weight-asian="normal" style:font-weight-complex="normal"/>
    </style:style>
    <style:style style:name="P18" style:family="paragraph" style:parent-style-name="Table_20_Contents">
      <style:text-properties fo:font-weight="normal" officeooo:rsid="001bd3fd" officeooo:paragraph-rsid="001bd3fd" style:font-weight-asian="normal" style:font-weight-complex="normal"/>
    </style:style>
    <style:style style:name="P19" style:family="paragraph" style:parent-style-name="Table_20_Contents">
      <style:text-properties fo:font-weight="normal" officeooo:rsid="001d83ed" officeooo:paragraph-rsid="001d83ed" style:font-weight-asian="normal" style:font-weight-complex="normal"/>
    </style:style>
    <style:style style:name="P20" style:family="paragraph" style:parent-style-name="Table_20_Contents">
      <style:text-properties fo:font-style="normal" fo:font-weight="normal" officeooo:rsid="001756d7" officeooo:paragraph-rsid="001756d7" style:font-style-asian="normal" style:font-weight-asian="normal" style:font-style-complex="normal" style:font-weight-complex="normal"/>
    </style:style>
    <style:style style:name="P21" style:family="paragraph" style:parent-style-name="Table_20_Contents">
      <style:text-properties officeooo:rsid="0017beaf" officeooo:paragraph-rsid="0017beaf"/>
    </style:style>
    <style:style style:name="P22" style:family="paragraph" style:parent-style-name="Table_20_Contents">
      <style:text-properties officeooo:rsid="001863d3" officeooo:paragraph-rsid="001863d3"/>
    </style:style>
    <style:style style:name="P23" style:family="paragraph" style:parent-style-name="Table_20_Contents">
      <style:text-properties fo:font-size="12pt" fo:font-weight="bold" officeooo:rsid="001ac154" officeooo:paragraph-rsid="001ac154" style:font-size-asian="10.5pt" style:font-weight-asian="bold" style:font-size-complex="12pt" style:font-weight-complex="bold"/>
    </style:style>
    <style:style style:name="P24" style:family="paragraph" style:parent-style-name="Table_20_Contents">
      <style:text-properties fo:font-size="12pt" fo:font-weight="bold" officeooo:rsid="001ac154" officeooo:paragraph-rsid="001ac154" style:font-size-asian="12pt" style:font-weight-asian="bold" style:font-size-complex="12pt" style:font-weight-complex="bold"/>
    </style:style>
    <style:style style:name="P25" style:family="paragraph" style:parent-style-name="Table_20_Contents">
      <style:text-properties fo:font-size="12pt" style:font-size-asian="12pt" style:font-size-complex="12pt"/>
    </style:style>
    <style:style style:name="P26" style:family="paragraph" style:parent-style-name="Table_20_Contents">
      <style:text-properties fo:font-size="12pt" officeooo:rsid="001ac154" officeooo:paragraph-rsid="001ac154" style:font-size-asian="12pt" style:font-size-complex="12pt"/>
    </style:style>
    <style:style style:name="P27" style:family="paragraph" style:parent-style-name="Table_20_Contents">
      <style:text-properties fo:font-size="12pt" fo:font-weight="normal" officeooo:rsid="001ac154" officeooo:paragraph-rsid="001ac154" style:font-size-asian="12pt" style:font-weight-asian="normal" style:font-size-complex="12pt" style:font-weight-complex="normal"/>
    </style:style>
    <style:style style:name="P28" style:family="paragraph" style:parent-style-name="Table_20_Contents">
      <style:text-properties officeooo:rsid="001bd3fd" officeooo:paragraph-rsid="001bd3fd"/>
    </style:style>
    <style:style style:name="P29" style:family="paragraph" style:parent-style-name="Table_20_Contents">
      <style:text-properties officeooo:rsid="001bd3fd" officeooo:paragraph-rsid="001d83ed"/>
    </style:style>
    <style:style style:name="P30" style:family="paragraph" style:parent-style-name="Table_20_Contents">
      <style:text-properties officeooo:paragraph-rsid="001d83ed"/>
    </style:style>
    <style:style style:name="P31" style:family="paragraph" style:parent-style-name="Table_20_Contents">
      <style:text-properties officeooo:rsid="001d83ed" officeooo:paragraph-rsid="001d83e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99a31" style:font-style-asian="normal" style:font-style-complex="normal"/>
    </style:style>
    <style:style style:name="T7" style:family="text">
      <style:text-properties officeooo:rsid="0014023a"/>
    </style:style>
    <style:style style:name="T8" style:family="text">
      <style:text-properties officeooo:rsid="001756d7"/>
    </style:style>
    <style:style style:name="T9" style:family="text">
      <style:text-properties fo:font-weight="normal" style:font-weight-asian="normal" style:font-weight-complex="normal"/>
    </style:style>
    <style:style style:name="T10" style:family="text">
      <style:text-properties fo:font-weight="normal" officeooo:rsid="001d83ed" style:font-weight-asian="normal" style:font-weight-complex="normal"/>
    </style:style>
    <style:style style:name="T11" style:family="text">
      <style:text-properties officeooo:rsid="0017beaf"/>
    </style:style>
    <style:style style:name="T12" style:family="text">
      <style:text-properties officeooo:rsid="0018626c"/>
    </style:style>
    <style:style style:name="T13" style:family="text">
      <style:text-properties officeooo:rsid="001ac154"/>
    </style:style>
    <style:style style:name="T14" style:family="text">
      <style:text-properties officeooo:rsid="001bd3fd"/>
    </style:style>
    <style:style style:name="T15" style:family="text">
      <style:text-properties officeooo:rsid="001d83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MESGANTRY BACKEND API V1.<text:span text:style-name="T8">2</text:span> DOCUMENTATION</text:p>
      <text:p text:style-name="P1">Last Updated: 2019/<text:span text:style-name="T8">5</text:span>/<text:span text:style-name="T8">7</text:span> V1.<text:span text:style-name="T8">2</text:span> Release</text:p>
      <text:p text:style-name="P2">How to read the table</text:p>
      <text:p text:style-name="Text_20_body">An endpoint refers to the bit after the website name, where the back end is hosted. If the backend is hosted on mesgantry-backend.herokuapp.com, then in order to, say, log in as an administrator (the first row of the table), make a POST request (where POST is the method) to <text:s/><text:a xlink:type="simple" xlink:href="https://mesgantry-backend.herokuapp.com/api/v0/auth/admins/login" office:target-frame-name="_top" xlink:show="replace" text:style-name="Internet_20_link" text:visited-style-name="Visited_20_Internet_20_Link">https://mesgantry-backend.herokuapp.com</text:a><text:a xlink:type="simple" xlink:href="https://mesgantry-backend.herokuapp.com/api/v0/auth/admins/login" office:target-frame-name="_top" xlink:show="replace" text:style-name="Internet_20_link" text:visited-style-name="Visited_20_Internet_20_Link">/</text:a><text:a xlink:type="simple" xlink:href="https://mesgantry-backend.herokuapp.com/api/v0/auth/admins/login" office:target-frame-name="_top" xlink:show="replace" text:style-name="Internet_20_link" text:visited-style-name="Visited_20_Internet_20_Link">api/v0/auth/admins/login</text:a>, with the HTTPS request body being as specified in the Input/Output columns.</text:p>
      <text:p text:style-name="P2">Permissions</text:p>
      <text:p text:style-name="Text_20_body">Permissions are handled using J<text:span text:style-name="T7">SON</text:span> Web Tokens. Upon logging in, a signed web token (a string) is given to the caller, with an expiry time (such as 24 hours from issuing; set by environment variable). In all future calls which have any permissions (see the permissions section), a valid web token is required, and contains the information required to check said permissions. The web token must be provided in the headers of the HTTP request, under the Authorization header (exact spelling), in the format of Bearer {{token}} (where {{token}} is replaced by the web token previously obtained). Note the space. Anything but this exact format (including a missing or blank Authorization header) will return a Status 400 Bad Request error message.</text:p>
      <text:p text:style-name="Text_20_body">If an invalid (ie expired) web token is provided, a Status 401 Unauthorized is returned.</text:p>
      <text:p text:style-name="Text_20_body">If a valid web token is provided, but it does not have authorization to access the given endpoint, a Status 403 Forbidden is returned.</text:p>
      <text:p text:style-name="P2">The Errors section in the tables ignores this possible 400/401/403, it is implicit in any permissions requirement</text:p>
      <text:p text:style-name="P3">Authenticatio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URL Endpoint</text:p>
          </table:table-cell>
          <table:table-cell table:style-name="Table1.A1" office:value-type="string">
            <text:p text:style-name="P4">Method</text:p>
          </table:table-cell>
          <table:table-cell table:style-name="Table1.A1" office:value-type="string">
            <text:p text:style-name="P4">Input/Output (Request Body/Response Body)</text:p>
          </table:table-cell>
          <table:table-cell table:style-name="Table1.A1" office:value-type="string">
            <text:p text:style-name="P4">Permissions</text:p>
          </table:table-cell>
          <table:table-cell table:style-name="Table1.E1" office:value-type="string">
            <text:p text:style-name="P4">Description</text:p>
          </table:table-cell>
        </table:table-row>
        <table:table-row>
          <table:table-cell table:style-name="Table1.A2" office:value-type="string">
            <text:p text:style-name="Table_20_Contents">/api/v0/auth/admins/login</text:p>
          </table:table-cell>
          <table:table-cell table:style-name="Table1.A2" office:value-type="string">
            <text:p text:style-name="Table_20_Contents">POST</text:p>
          </table:table-cell>
          <table:table-cell table:style-name="Table1.A2" office:value-type="string">
            <text:p text:style-name="Table_20_Contents"><text:span text:style-name="Default_20_Paragraph_20_Font"><text:span text:style-name="T2">Input</text:span></text:span></text:p>
            <text:p text:style-name="Table_20_Contents">{“username”: “abc”, “password”: “abc”}</text:p>
            <text:p text:style-name="Table_20_Contents"/>
            <text:p text:style-name="P4">Output (Successful)</text:p>
            <text:p text:style-name="Table_20_Contents">Status 200</text:p>
            <text:p text:style-name="Table_20_Contents">{“accessToken”: “eyzbdshdbsyd256”}</text:p>
            <text:p text:style-name="Table_20_Contents"/>
            <text:p text:style-name="P4">Errors</text:p>
            <text:p text:style-name="Table_20_Contents"><text:soft-page-break/>Error 400 if JSON body not parseable</text:p>
            <text:p text:style-name="Table_20_Contents">Error 401 if login details incorrect (username or password wrong)</text:p>
            <text:p text:style-name="Table_20_Contents">Error 500 if any internal server issues</text:p>
          </table:table-cell>
          <table:table-cell table:style-name="Table1.A2" office:value-type="string">
            <text:p text:style-name="Table_20_Contents">None</text:p>
          </table:table-cell>
          <table:table-cell table:style-name="Table1.E2" office:value-type="string">
            <text:p text:style-name="Table_20_Contents">Logging in as an adminstrator. The accessToken needs to be saved and uses in all future requests which need permissions of any kind. Such requests need to have a header called <text:soft-page-break/><text:span text:style-name="Default_20_Paragraph_20_Font"><text:span text:style-name="T2">Authorization</text:span></text:span> with value</text:p>
            <text:p text:style-name="P4">Bearer {{accessToken}}</text:p>
            <text:p text:style-name="Table_20_Contents">Note the space between</text:p>
          </table:table-cell>
        </table:table-row>
        <table:table-row>
          <table:table-cell table:style-name="Table1.A2" office:value-type="string">
            <text:p text:style-name="Table_20_Contents">/api/v0/auth/users/login</text:p>
          </table:table-cell>
          <table:table-cell table:style-name="Table1.A2" office:value-type="string">
            <text:p text:style-name="Table_20_Contents">POST</text:p>
          </table:table-cell>
          <table:table-cell table:style-name="Table1.A2" office:value-type="string">
            <text:p text:style-name="Table_20_Contents"><text:span text:style-name="Default_20_Paragraph_20_Font"><text:span text:style-name="T2">Input</text:span></text:span></text:p>
            <text:p text:style-name="Table_20_Contents">{“username”: “abc”, “password”: “abc”}</text:p>
            <text:p text:style-name="Table_20_Contents"/>
            <text:p text:style-name="P4">Output (Successful)</text:p>
            <text:p text:style-name="Table_20_Contents">Status 200</text:p>
            <text:p text:style-name="Table_20_Contents">{“accessToken”: “eyzbdshdbsyd256”}</text:p>
            <text:p text:style-name="Table_20_Contents"/>
            <text:p text:style-name="P4">Errors</text:p>
            <text:p text:style-name="Table_20_Contents">401 if login details incorrect (username or password wrong)</text:p>
            <text:p text:style-name="Table_20_Contents">400 if JSON body not parseable</text:p>
            <text:p text:style-name="Table_20_Contents">500 if any internal server issues</text:p>
          </table:table-cell>
          <table:table-cell table:style-name="Table1.A2" office:value-type="string">
            <text:p text:style-name="Table_20_Contents">None</text:p>
          </table:table-cell>
          <table:table-cell table:style-name="Table1.E2" office:value-type="string">
            <text:p text:style-name="Table_20_Contents">Logging in as a user. The accessToken needs to be saved and uses in all future requests which need permissions of any kind. Such requests need to have a header called <text:span text:style-name="Default_20_Paragraph_20_Font"><text:span text:style-name="T2">Authorization</text:span></text:span> with value</text:p>
            <text:p text:style-name="P4">Bearer {{accessToken}}</text:p>
            <text:p text:style-name="Table_20_Contents">Note the space between</text:p>
          </table:table-cell>
        </table:table-row>
      </table:table>
      <text:p text:style-name="Text_20_body"/>
      <text:p text:style-name="P3">User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URL Endpoint</text:p>
            </table:table-cell>
            <table:table-cell table:style-name="Table2.A1" office:value-type="string">
              <text:p text:style-name="P4">Method</text:p>
            </table:table-cell>
            <table:table-cell table:style-name="Table2.A1" office:value-type="string">
              <text:p text:style-name="P4">Input/Output (Request Body/Response Body)</text:p>
            </table:table-cell>
            <table:table-cell table:style-name="Table2.A1" office:value-type="string">
              <text:p text:style-name="P4">Permissions</text:p>
            </table:table-cell>
            <table:table-cell table:style-name="Table2.E1" office:value-type="string">
              <text:p text:style-name="P4">Description</text:p>
            </table:table-cell>
          </table:table-row>
        </table:table-header-rows>
        <table:table-row>
          <table:table-cell table:style-name="Table2.A2" office:value-type="string">
            <text:p text:style-name="Table_20_Contents">/api/v0/users</text:p>
          </table:table-cell>
          <table:table-cell table:style-name="Table2.A2" office:value-type="string">
            <text:p text:style-name="Table_20_Contents">GET</text:p>
          </table:table-cell>
          <table:table-cell table:style-name="Table2.A2" office:value-type="string">
            <text:p text:style-name="P4">Input</text:p>
            <text:p text:style-name="Table_20_Contents">None</text:p>
            <text:p text:style-name="Table_20_Contents"/>
            <text:p text:style-name="P4">Output (Successful)</text:p>
            <text:p text:style-name="Table_20_Contents">Status 200</text:p>
            <text:p text:style-name="Table_20_Contents">[{“username”: “abc”, “name”: “abc”, “createdAt”: “2019-01-31T14:07:30.796471Z", “updatedAt”: “2019-01-31T14:07:30.796471Z”, “lastLoggedIn”:null}, ...]</text:p>
            <text:p text:style-name="Table_20_Contents"/>
            <text:p text:style-name="Table_20_Contents">All fields must be non-null except lastLoggedIn</text:p>
            <text:p text:style-name="Table_20_Contents"/>
            <text:p text:style-name="P4">Errors</text:p>
            <text:p text:style-name="Table_20_Contents"><text:soft-page-break/>500 if any internal server issues</text:p>
          </table:table-cell>
          <table:table-cell table:style-name="Table2.A2" office:value-type="string">
            <text:p text:style-name="Table_20_Contents">Valid access token</text:p>
            <text:p text:style-name="Table_20_Contents">Administrator account</text:p>
          </table:table-cell>
          <table:table-cell table:style-name="Table2.E2" office:value-type="string">
            <text:p text:style-name="Table_20_Contents">Returns a JSON array of all users</text:p>
          </table:table-cell>
        </table:table-row>
        <table:table-row>
          <table:table-cell table:style-name="Table2.A2" office:value-type="string">
            <text:p text:style-name="Table_20_Contents">/api/v0/users</text:p>
          </table:table-cell>
          <table:table-cell table:style-name="Table2.A2" office:value-type="string">
            <text:p text:style-name="Table_20_Contents">POST</text:p>
          </table:table-cell>
          <table:table-cell table:style-name="Table2.A2" office:value-type="string">
            <text:p text:style-name="P4">Input</text:p>
            <text:p text:style-name="Table_20_Contents">{“name”: “Ashwin”, “username”: “Hackerboy”, “password”: “unsecured”}</text:p>
            <text:p text:style-name="Table_20_Contents"/>
            <text:p text:style-name="Table_20_Contents">Supplying any other fields will cause an error. Username, name and password cannot be empty strings.</text:p>
            <text:p text:style-name="Table_20_Contents"/>
            <text:p text:style-name="P4">Output (Successful)</text:p>
            <text:p text:style-name="Table_20_Contents">Status 201<text:line-break/>{"message":"Registration successful"}</text:p>
            <text:p text:style-name="Table_20_Contents"/>
            <text:p text:style-name="P4">Errors</text:p>
            <text:p text:style-name="Table_20_Contents">400 if JSON body not parseable, unknown fields supplied, or blank username/password/name set</text:p>
            <text:p text:style-name="Table_20_Contents">409 if user with that username already exists</text:p>
            <text:p text:style-name="Table_20_Contents">500 if any internal server issue</text:p>
          </table:table-cell>
          <table:table-cell table:style-name="Table2.A2" office:value-type="string">
            <text:p text:style-name="Table_20_Contents">Valid access token</text:p>
            <text:p text:style-name="Table_20_Contents">Administrator account</text:p>
          </table:table-cell>
          <table:table-cell table:style-name="Table2.E2" office:value-type="string">
            <text:p text:style-name="Table_20_Contents">Creates a new user, will automatically populate the createdAt and updatedAt fields to the time of creation.</text:p>
          </table:table-cell>
        </table:table-row>
        <table:table-row>
          <table:table-cell table:style-name="Table2.A2" office:value-type="string">
            <text:p text:style-name="Table_20_Contents">/api/v0/users/{username}</text:p>
          </table:table-cell>
          <table:table-cell table:style-name="Table2.A2" office:value-type="string">
            <text:p text:style-name="Table_20_Contents">GET</text:p>
          </table:table-cell>
          <table:table-cell table:style-name="Table2.A2" office:value-type="string">
            <text:p text:style-name="P4">Input</text:p>
            <text:p text:style-name="Table_20_Contents">None</text:p>
            <text:p text:style-name="Table_20_Contents"/>
            <text:p text:style-name="P4">Output (Successful)</text:p>
            <text:p text:style-name="Table_20_Contents">Status 200</text:p>
            <text:p text:style-name="Table_20_Contents">{“username”: “abc”, “name”: “abc”, “createdAt”: “2019-01-31T14:07:30.796471Z", “updatedAt”: “2019-01-31T14:07:30.796471Z”, “lastLoggedIn”:null}</text:p>
            <text:p text:style-name="Table_20_Contents"/>
            <text:p text:style-name="P4">Errors</text:p>
            <text:p text:style-name="Table_20_Contents">404 if the user doesn’t exist</text:p>
            <text:p text:style-name="Table_20_Contents">500 if any internal server issues</text:p>
          </table:table-cell>
          <table:table-cell table:style-name="Table2.A2" office:value-type="string">
            <text:p text:style-name="Table_20_Contents">Valid access token</text:p>
            <text:p text:style-name="Table_20_Contents">One of the following:</text:p>
            <text:p text:style-name="Table_20_Contents">Administrator account</text:p>
            <text:p text:style-name="Table_20_Contents">User with the given username (you can look at your own details)</text:p>
          </table:table-cell>
          <table:table-cell table:style-name="Table2.E2" office:value-type="string">
            <text:p text:style-name="Table_20_Contents">Returns a single user JSON object based on the username in the URL. The user with the {username} needs to exist</text:p>
          </table:table-cell>
        </table:table-row>
        <table:table-row>
          <table:table-cell table:style-name="Table2.A2" office:value-type="string">
            <text:p text:style-name="Table_20_Contents">/api/v0/users/{username}</text:p>
          </table:table-cell>
          <table:table-cell table:style-name="Table2.A2" office:value-type="string">
            <text:p text:style-name="Table_20_Contents">PATCH</text:p>
          </table:table-cell>
          <table:table-cell table:style-name="Table2.A2" office:value-type="string">
            <text:p text:style-name="P4">Input</text:p>
            <text:p text:style-name="Table_20_Contents">Supply <text:span text:style-name="Default_20_Paragraph_20_Font"><text:span text:style-name="T2">only</text:span></text:span> the fields of the user you wish to update, with <text:soft-page-break/>the new values e.g.</text:p>
            <text:p text:style-name="Table_20_Contents">{"username":"LCPSANIL", "name":"Sanil","password":"AbetterPassword"}</text:p>
            <text:p text:style-name="Table_20_Contents"/>
            <text:p text:style-name="Table_20_Contents">Note that you can update the username. Above are the only valid update fields (creation/update/last log in time are not valid). Username, name and password cannot be empty strings.</text:p>
            <text:p text:style-name="Table_20_Contents"/>
            <text:p text:style-name="P4">Output (Successful)</text:p>
            <text:p text:style-name="Table_20_Contents">Status 200</text:p>
            <text:p text:style-name="Table_20_Contents">{"message":"User updated"}</text:p>
            <text:p text:style-name="Table_20_Contents"/>
            <text:p text:style-name="P4">Errors</text:p>
            <text:p text:style-name="Table_20_Contents">400 if JSON body not parseable, unknown fields supplied or blank name/password/username set</text:p>
            <text:p text:style-name="Table_20_Contents">400 if invalid field is specified</text:p>
            <text:p text:style-name="Table_20_Contents">404 if the user does not exist</text:p>
            <text:p text:style-name="Table_20_Contents">409 if newly specified username is already in username</text:p>
            <text:p text:style-name="Table_20_Contents">500 if any internal server issues</text:p>
            <text:p text:style-name="Standard"/>
          </table:table-cell>
          <table:table-cell table:style-name="Table2.A2" office:value-type="string">
            <text:p text:style-name="Table_20_Contents">Valid access token</text:p>
            <text:p text:style-name="Table_20_Contents">One of the following:</text:p>
            <text:p text:style-name="Table_20_Contents"><text:soft-page-break/>Administrator account</text:p>
            <text:p text:style-name="Table_20_Contents">User with the given username (you can update your own details)</text:p>
          </table:table-cell>
          <table:table-cell table:style-name="Table2.E2" office:value-type="string">
            <text:p text:style-name="Table_20_Contents">Update a user’s details. You only need to give the <text:soft-page-break/>fields that need changing. The user given by {username} needs to exist.</text:p>
          </table:table-cell>
        </table:table-row>
        <table:table-row>
          <table:table-cell table:style-name="Table2.A2" office:value-type="string">
            <text:p text:style-name="Table_20_Contents">/api/v0/users/{username}</text:p>
          </table:table-cell>
          <table:table-cell table:style-name="Table2.A2" office:value-type="string">
            <text:p text:style-name="Table_20_Contents">DELETE</text:p>
          </table:table-cell>
          <table:table-cell table:style-name="Table2.A2" office:value-type="string">
            <text:p text:style-name="P4">Input</text:p>
            <text:p text:style-name="Table_20_Contents">None</text:p>
            <text:p text:style-name="Table_20_Contents"/>
            <text:p text:style-name="P4">Output (Successful)</text:p>
            <text:p text:style-name="Table_20_Contents">Status 200</text:p>
            <text:p text:style-name="Table_20_Contents">{"message":"Successfully deleted user"}</text:p>
            <text:p text:style-name="Table_20_Contents"/>
            <text:p text:style-name="P4">Errors</text:p>
            <text:p text:style-name="Table_20_Contents">404 if the user does not exist</text:p>
            <text:p text:style-name="Table_20_Contents">500 if any internal server issues</text:p>
          </table:table-cell>
          <table:table-cell table:style-name="Table2.A2" office:value-type="string">
            <text:p text:style-name="Table_20_Contents">Valid access token</text:p>
            <text:p text:style-name="Table_20_Contents">One of the following:</text:p>
            <text:p text:style-name="Table_20_Contents">Administrator account</text:p>
            <text:p text:style-name="Table_20_Contents">User with the given username (you can delete yourself)</text:p>
          </table:table-cell>
          <table:table-cell table:style-name="Table2.E2" office:value-type="string">
            <text:p text:style-name="Table_20_Contents">Deletes the user from the database.</text:p>
          </table:table-cell>
        </table:table-row>
      </table:table>
      <text:p text:style-name="Text_20_body"/>
      <text:p text:style-name="P2"><text:soft-page-break/>Even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4">URL Endpoint</text:p>
            </table:table-cell>
            <table:table-cell table:style-name="Table3.A1" office:value-type="string">
              <text:p text:style-name="P4">Method</text:p>
            </table:table-cell>
            <table:table-cell table:style-name="Table3.A1" office:value-type="string">
              <text:p text:style-name="P4">Input/Output (Request Body/Response Body)</text:p>
            </table:table-cell>
            <table:table-cell table:style-name="Table3.A1" office:value-type="string">
              <text:p text:style-name="P4">Permissions</text:p>
            </table:table-cell>
            <table:table-cell table:style-name="Table3.E1" office:value-type="string">
              <text:p text:style-name="P4">Description</text:p>
            </table:table-cell>
          </table:table-row>
        </table:table-header-rows>
        <table:table-row>
          <table:table-cell table:style-name="Table3.A2" office:value-type="string">
            <text:p text:style-name="Table_20_Contents">/api/v0/events</text:p>
          </table:table-cell>
          <table:table-cell table:style-name="Table3.A2" office:value-type="string">
            <text:p text:style-name="Table_20_Contents">GET</text:p>
          </table:table-cell>
          <table:table-cell table:style-name="Table3.A2" office:value-type="string">
            <text:p text:style-name="P4">Input</text:p>
            <text:p text:style-name="Table_20_Contents">None</text:p>
            <text:p text:style-name="Table_20_Contents"/>
            <text:p text:style-name="P4">Output (Successful)</text:p>
            <text:p text:style-name="Table_20_Contents">[{"eventId":"1004ad4d-685c-40a0-b6d1-be1b28cb9a4b","name":"New Event",”releaseDateTime”:null,"startDateTime":null,"endDateTime":null,"lat":null,"long":null,"radius":null,"url":"newevent2","updatedAt":"2019-03-07T09:25:43.240095Z","createdAt":"2019-03-07T09:25:43.240095Z"}, …]</text:p>
            <text:p text:style-name="Table_20_Contents"/>
            <text:p text:style-name="Table_20_Contents">The nullable fields above are listed as null.</text:p>
            <text:p text:style-name="Table_20_Contents">Radius is in KM.</text:p>
            <text:p text:style-name="Table_20_Contents">All timings are in UTC. In particular, the release datetime is in UTC.</text:p>
            <text:p text:style-name="Table_20_Contents"/>
            <text:p text:style-name="P4">Errors</text:p>
            <text:p text:style-name="Table_20_Contents">500 if any internal server issue</text:p>
          </table:table-cell>
          <table:table-cell table:style-name="Table3.A2" office:value-type="string">
            <text:p text:style-name="Table_20_Contents">Valid access token</text:p>
          </table:table-cell>
          <table:table-cell table:style-name="Table3.E2" office:value-type="string">
            <text:p text:style-name="Table_20_Contents">Returns all the events hosted by the <text:span text:style-name="Default_20_Paragraph_20_Font"><text:span text:style-name="T2">user making the request </text:span></text:span>(the user is identified using the web token), as a JSON array.</text:p>
          </table:table-cell>
        </table:table-row>
        <table:table-row>
          <table:table-cell table:style-name="Table3.A2" office:value-type="string">
            <text:p text:style-name="Table_20_Contents">/api/v0/events</text:p>
          </table:table-cell>
          <table:table-cell table:style-name="Table3.A2" office:value-type="string">
            <text:p text:style-name="Table_20_Contents">POST</text:p>
          </table:table-cell>
          <table:table-cell table:style-name="Table3.A2" office:value-type="string">
            <text:p text:style-name="P4">Input</text:p>
            <text:p text:style-name="Table_20_Contents">{“name”:”New Event”, “url”: “blah”, “startDateTime”: “2019-01-08T14:00:00Z”}</text:p>
            <text:p text:style-name="Table_20_Contents"/>
            <text:p text:style-name="Table_20_Contents">The name and url cannot be empty string. All other fields are optional. See GET /api/v0/events for the full list of possible fields which can be supplied in creation. Note that eventId/updatedAt/createdAt are not supposed to be supplied.</text:p>
            <text:p text:style-name="Table_20_Contents">If startDateTime/endDateTime/releaseDateTime is supplied, it MUST be in the format above for startDateTime (cannot drop out the seconds).</text:p>
            <text:p text:style-name="Table_20_Contents"><text:soft-page-break/></text:p>
            <text:p text:style-name="Table_20_Contents">Radius is in KM.</text:p>
            <text:p text:style-name="Table_20_Contents">All timings are in UTC. In particular, the release datetime is in UTC.</text:p>
            <text:p text:style-name="Table_20_Contents"/>
            <text:p text:style-name="P4">Output (Successful)</text:p>
            <text:p text:style-name="Table_20_Contents">Status 201</text:p>
            <text:p text:style-name="Table_20_Contents">{"message":"Event created"}</text:p>
            <text:p text:style-name="Table_20_Contents"/>
            <text:p text:style-name="P4">Errors</text:p>
            <text:p text:style-name="Table_20_Contents">400 if invalid field values supplied, or if badly formatted time string, or request body could not be read as JSON.</text:p>
            <text:p text:style-name="Table_20_Contents">409 if event with the given URL already exists</text:p>
            <text:p text:style-name="Table_20_Contents">500 if any internal server issues</text:p>
            <text:p text:style-name="Table_20_Contents"><text:span text:style-name="Default_20_Paragraph_20_Font"><text:span text:style-name="T2">As of v1.1, admin account trying to create an event will not be blocked by permissions, but will produce an error 500</text:span></text:span>.</text:p>
          </table:table-cell>
          <table:table-cell table:style-name="Table3.A2" office:value-type="string">
            <text:p text:style-name="Table_20_Contents">Valid access token</text:p>
          </table:table-cell>
          <table:table-cell table:style-name="Table3.E2" office:value-type="string">
            <text:p text:style-name="Table_20_Contents">Creates a new event with the given fields. Note that the URL of the event is either an external URL address or can meant to direct to an endpoint</text:p>
          </table:table-cell>
        </table:table-row>
        <table:table-row>
          <table:table-cell table:style-name="Table3.A2" office:value-type="string">
            <text:p text:style-name="Table_20_Contents">/api/v0/events/takenurls/{eventURL}</text:p>
          </table:table-cell>
          <table:table-cell table:style-name="Table3.A2" office:value-type="string">
            <text:p text:style-name="Table_20_Contents">GET</text:p>
          </table:table-cell>
          <table:table-cell table:style-name="Table3.A2" office:value-type="string">
            <text:p text:style-name="P4">Input</text:p>
            <text:p text:style-name="Table_20_Contents">None</text:p>
            <text:p text:style-name="Table_20_Contents"/>
            <text:p text:style-name="P4">Output (Successful)</text:p>
            <text:p text:style-name="Table_20_Contents">Status 200</text:p>
            <text:p text:style-name="Table_20_Contents">“true” or “false”</text:p>
            <text:p text:style-name="Table_20_Contents">Note that a URL being taken (IE “true”) means that it is <text:span text:style-name="Default_20_Paragraph_20_Font"><text:span text:style-name="T3">not</text:span></text:span> available for use.</text:p>
            <text:p text:style-name="Table_20_Contents"/>
            <text:p text:style-name="P4">Errors</text:p>
            <text:p text:style-name="Table_20_Contents">500 if any internal server issues.</text:p>
          </table:table-cell>
          <table:table-cell table:style-name="Table3.A2" office:value-type="string">
            <text:p text:style-name="Table_20_Contents">Valid access token</text:p>
          </table:table-cell>
          <table:table-cell table:style-name="Table3.E2" office:value-type="string">
            <text:p text:style-name="Table_20_Contents">Checks if an event already exists with that given <text:span text:style-name="Default_20_Paragraph_20_Font"><text:span text:style-name="T2">URL</text:span></text:span>, <text:span text:style-name="Default_20_Paragraph_20_Font"><text:span text:style-name="T2">(not event ID!)</text:span></text:span></text:p>
            <text:p text:style-name="Table_20_Contents"/>
          </table:table-cell>
        </table:table-row>
        <table:table-row>
          <table:table-cell table:style-name="Table3.A2" office:value-type="string">
            <text:p text:style-name="Table_20_Contents">/api/v0/events/{eventID}</text:p>
          </table:table-cell>
          <table:table-cell table:style-name="Table3.A2" office:value-type="string">
            <text:p text:style-name="Table_20_Contents">GET</text:p>
          </table:table-cell>
          <table:table-cell table:style-name="Table3.A2" office:value-type="string">
            <text:p text:style-name="P4">Input</text:p>
            <text:p text:style-name="Table_20_Contents">None</text:p>
            <text:p text:style-name="Table_20_Contents"/>
            <text:p text:style-name="P4">Output (Successful)</text:p>
            <text:p text:style-name="Table_20_Contents"><text:soft-page-break/>Status 200</text:p>
            <text:p text:style-name="Table_20_Contents">{"eventId":"1004ad4d-685c-40a0-b6d1-be1b28cb9a4b","name":"New Event","releaseDateTime":null,"startDateTime":null,"endDateTime":null,"lat":null,"long":null,"radius":null,"url":"newevent2","updatedAt":"2019-03-07T09:25:43.240095Z","createdAt":"2019-03-07T09:25:43.240095Z"}</text:p>
            <text:p text:style-name="Table_20_Contents"/>
            <text:p text:style-name="Table_20_Contents">The null fields above are the only nullable ones. URL/Name cannot be empty strings. Event ID is unique.</text:p>
            <text:p text:style-name="Table_20_Contents"/>
            <text:p text:style-name="Table_20_Contents">Radius is in KM.</text:p>
            <text:p text:style-name="Table_20_Contents">All timings are in UTC. In particular, the release datetime is in UTC.</text:p>
            <text:p text:style-name="Table_20_Contents"/>
            <text:p text:style-name="Table_20_Contents"><text:span text:style-name="Default_20_Paragraph_20_Font"><text:span text:style-name="T2">Errors</text:span></text:span></text:p>
            <text:p text:style-name="Table_20_Contents">404 if an event with that eventID doesn’t exist</text:p>
            <text:p text:style-name="Table_20_Contents">500 if any internal server issues</text:p>
          </table:table-cell>
          <table:table-cell table:style-name="Table3.A2" office:value-type="string">
            <text:p text:style-name="Table_20_Contents">Valid access token</text:p>
            <text:p text:style-name="Table_20_Contents">One of the following:</text:p>
            <text:p text:style-name="Table_20_Contents">User account which is a host of that event</text:p>
            <text:p text:style-name="Table_20_Contents"><text:soft-page-break/>Administrator account</text:p>
          </table:table-cell>
          <table:table-cell table:style-name="Table3.E2" office:value-type="string">
            <text:p text:style-name="Table_20_Contents">Returns the details of a specific event given its event ID.</text:p>
          </table:table-cell>
        </table:table-row>
        <table:table-row>
          <table:table-cell table:style-name="Table3.A2" office:value-type="string">
            <text:p text:style-name="Table_20_Contents">/api/v0/events/{eventID}</text:p>
          </table:table-cell>
          <table:table-cell table:style-name="Table3.A2" office:value-type="string">
            <text:p text:style-name="Table_20_Contents">PATCH</text:p>
          </table:table-cell>
          <table:table-cell table:style-name="Table3.A2" office:value-type="string">
            <text:p text:style-name="P4">Input</text:p>
            <text:p text:style-name="Table_20_Contents">Supply <text:span text:style-name="Default_20_Paragraph_20_Font"><text:span text:style-name="T2">only</text:span></text:span> the fields of the user you wish to update, with the new values e.g.</text:p>
            <text:p text:style-name="Table_20_Contents">{“name”: “abc”, “startDateTime”: “2019-01-08T14:00:00Z”, “radius”: 5}</text:p>
            <text:p text:style-name="Table_20_Contents"/>
            <text:p text:style-name="Table_20_Contents">See GET /api/v0/events/{eventID} for the list of fields. Note that all fields listed in GET /api/v0/events/{eventID} can be updated, EXCEPT eventId and the updatedAt/createdAt timings.</text:p>
            <text:p text:style-name="Table_20_Contents"/>
            <text:p text:style-name="Table_20_Contents">Attempting to change eventId, updatedAt or createdAt fields will cause a bad request error. Note that time <text:soft-page-break/>formatting must follow the format for startDateTime above.</text:p>
            <text:p text:style-name="Table_20_Contents"/>
            <text:p text:style-name="Table_20_Contents">Fields can be update to be set to null if they are nullable (see GET /api/v0/events/{eventID} for full list of fields and which are nullable)</text:p>
            <text:p text:style-name="Table_20_Contents"/>
            <text:p text:style-name="Table_20_Contents">All timings are in UTC. In particular, the release datetime is in UTC.</text:p>
            <text:p text:style-name="Table_20_Contents"/>
            <text:p text:style-name="Table_20_Contents">Radius is in KM.</text:p>
            <text:p text:style-name="Table_20_Contents"/>
            <text:p text:style-name="P4">Output (Successful)</text:p>
            <text:p text:style-name="Table_20_Contents">Status 200</text:p>
            <text:p text:style-name="Table_20_Contents">{"message":"Event updated"}</text:p>
            <text:p text:style-name="Table_20_Contents"/>
            <text:p text:style-name="P4">Errors</text:p>
            <text:p text:style-name="Table_20_Contents">400 if body could not be read as JSON, or blank URL/name supplied, or invalid fields supplied, or badly formatted time fields.</text:p>
            <text:p text:style-name="Table_20_Contents">404 if an event with that eventID does not exist.</text:p>
            <text:p text:style-name="Table_20_Contents">409 if updated URL is already used by another event.</text:p>
            <text:p text:style-name="Table_20_Contents">500 if any internal server issue</text:p>
          </table:table-cell>
          <table:table-cell table:style-name="Table3.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3.E2" office:value-type="string">
            <text:p text:style-name="Table_20_Contents">Updates the details of the event. You only need to give the fields that need changing. The event given by {eventID} needs to exist.</text:p>
          </table:table-cell>
        </table:table-row>
        <table:table-row>
          <table:table-cell table:style-name="Table3.A2" office:value-type="string">
            <text:p text:style-name="Table_20_Contents">/api/v0/events/{eventID}</text:p>
          </table:table-cell>
          <table:table-cell table:style-name="Table3.A2" office:value-type="string">
            <text:p text:style-name="Table_20_Contents">DELETE</text:p>
          </table:table-cell>
          <table:table-cell table:style-name="Table3.A2" office:value-type="string">
            <text:p text:style-name="P4">Input</text:p>
            <text:p text:style-name="Table_20_Contents">None</text:p>
            <text:p text:style-name="Table_20_Contents"/>
            <text:p text:style-name="P4">Output (Successful)</text:p>
            <text:p text:style-name="Table_20_Contents">{"message":"Successfully deleted event"}</text:p>
            <text:p text:style-name="Table_20_Contents"/>
            <text:p text:style-name="P4">Errors</text:p>
            <text:p text:style-name="Table_20_Contents">404 if an event with that eventID does not exist.</text:p>
            <text:p text:style-name="Table_20_Contents">500 if any internal server issue</text:p>
          </table:table-cell>
          <table:table-cell table:style-name="Table3.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3.E2" office:value-type="string">
            <text:p text:style-name="Table_20_Contents">Deletes the event with the given eventID.</text:p>
          </table:table-cell>
        </table:table-row>
        <text:soft-page-break/>
        <table:table-row>
          <table:table-cell table:style-name="Table3.A1" office:value-type="string">
            <text:p text:style-name="Table_20_Contents">/api/v0/events/{eventID}/released</text:p>
          </table:table-cell>
          <table:table-cell table:style-name="Table3.A1" office:value-type="string">
            <text:p text:style-name="Table_20_Contents">GET</text:p>
          </table:table-cell>
          <table:table-cell table:style-name="Table3.A1" office:value-type="string">
            <text:p text:style-name="P4">Input</text:p>
            <text:p text:style-name="P5">None</text:p>
            <text:p text:style-name="P5"/>
            <text:p text:style-name="Table_20_Contents"><text:span text:style-name="Default_20_Paragraph_20_Font"><text:span text:style-name="T2">Output (Successful)</text:span></text:span></text:p>
            <text:p text:style-name="P5">“true” if the event is open for check in, “false” if it is not.</text:p>
            <text:p text:style-name="P5"/>
            <text:p text:style-name="Table_20_Contents"><text:span text:style-name="Default_20_Paragraph_20_Font"><text:span text:style-name="T2">Errors</text:span></text:span></text:p>
            <text:p text:style-name="P5">404 if an event with that eventID does not exist.</text:p>
            <text:p text:style-name="P5">500 if any internal server issue.</text:p>
          </table:table-cell>
          <table:table-cell table:style-name="Table3.A1" office:value-type="string">
            <text:p text:style-name="Table_20_Contents">None</text:p>
          </table:table-cell>
          <table:table-cell table:style-name="Table3.E1" office:value-type="string">
            <text:p text:style-name="Table_20_Contents">Checks if the current Singapore Time is past the release date/time of the event. If no release date/time is set, the event is assumed to always be open for check in, and therefore this endpoint will return true.</text:p>
            <text:p text:style-name="Table_20_Contents">Release time is in UTC.</text:p>
          </table:table-cell>
        </table:table-row>
        <table:table-row>
          <table:table-cell table:style-name="Table3.A2" office:value-type="string">
            <text:p text:style-name="Table_20_Contents">/<text:span text:style-name="T14">api/v1-2/events/{eventID}/feedback</text:span></text:p>
          </table:table-cell>
          <table:table-cell table:style-name="Table3.A2" office:value-type="string">
            <text:p text:style-name="P28">POST</text:p>
          </table:table-cell>
          <table:table-cell table:style-name="Table3.A2" office:value-type="string">
            <text:p text:style-name="P15">Input</text:p>
            <text:p text:style-name="P18">{"name":"Jimothy Bob","survey":[{"question":"A","answer":"AA"},{"question":"B","answer":"BB"},...]}</text:p>
            <text:p text:style-name="P15"/>
            <text:p text:style-name="P18">Survey cannot be null or an empty array, name can empty string (or omitted) for anonymous submissions. <text:span text:style-name="T15">Forms can have different questions from each other.</text:span></text:p>
            <text:p text:style-name="P15"/>
            <text:p text:style-name="P15">Output (Successful)</text:p>
            <text:p text:style-name="P18">Status 200</text:p>
            <text:p text:style-name="P15"/>
            <text:p text:style-name="P15">Errors</text:p>
            <text:p text:style-name="P18">400 if null/empty survey or extra fields supplied</text:p>
            <text:p text:style-name="P19">404 if that event does not exist</text:p>
            <text:p text:style-name="P18">500 if internal server issue.</text:p>
          </table:table-cell>
          <table:table-cell table:style-name="Table3.A2" office:value-type="string">
            <text:p text:style-name="P28">None</text:p>
          </table:table-cell>
          <table:table-cell table:style-name="Table3.E2" office:value-type="string">
            <text:p text:style-name="P28">Submits the given feedback form for the given event. Unrestricted submission by the way, <text:span text:style-name="T2">this could be an issue with spam submissions</text:span><text:span text:style-name="T9">.</text:span></text:p>
          </table:table-cell>
        </table:table-row>
        <table:table-row>
          <table:table-cell table:style-name="Table3.A2" office:value-type="string">
            <text:p text:style-name="P30">/<text:span text:style-name="T14">api/v1-2/events/{eventID}/feedback/report</text:span></text:p>
          </table:table-cell>
          <table:table-cell table:style-name="Table3.A2" office:value-type="string">
            <text:p text:style-name="P31">GET</text:p>
          </table:table-cell>
          <table:table-cell table:style-name="Table3.A2" office:value-type="string">
            <text:p text:style-name="P16">Input</text:p>
            <text:p text:style-name="P19">None</text:p>
            <text:p text:style-name="P19"/>
            <text:p text:style-name="P16">Output (Successful)</text:p>
            <text:p text:style-name="P19">CSV file. The first row will have the cell “Name” followed by all the unique questions asked across all the <text:soft-page-break/>feedback forms submitted. Then for each form submitted, the name of the submitted (possibly an empty string) will appear under name, and answers to questions they did answer will appear under the column for that question (empty string for unanswered questions/questions not asked).</text:p>
            <text:p text:style-name="P16"/>
            <text:p text:style-name="P16">Errors</text:p>
            <text:p text:style-name="P19">404 if that event does not exist</text:p>
            <text:p text:style-name="P19">500 if internal server issue</text:p>
          </table:table-cell>
          <table:table-cell table:style-name="Table3.A2" office:value-type="string">
            <text:p text:style-name="P30">Valid access token</text:p>
            <text:p text:style-name="P30">One of the following:</text:p>
            <text:p text:style-name="P30">User account which is a host of that event</text:p>
            <text:p text:style-name="P29">Administrator account</text:p>
          </table:table-cell>
          <table:table-cell table:style-name="Table3.E2" office:value-type="string">
            <text:p text:style-name="P31">Generates a CSV file with all the feedback forms submitted.</text:p>
          </table:table-cell>
        </table:table-row>
      </table:table>
      <text:p text:style-name="Text_20_body"/>
      <text:p text:style-name="P3">Guest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4">URL Endpoint</text:p>
            </table:table-cell>
            <table:table-cell table:style-name="Table4.A1" office:value-type="string">
              <text:p text:style-name="P4">Method</text:p>
            </table:table-cell>
            <table:table-cell table:style-name="Table4.A1" office:value-type="string">
              <text:p text:style-name="P4">Input/Output (Request Body/Response Body)</text:p>
            </table:table-cell>
            <table:table-cell table:style-name="Table4.A1" office:value-type="string">
              <text:p text:style-name="P4">Permissions</text:p>
            </table:table-cell>
            <table:table-cell table:style-name="Table4.E1" office:value-type="string">
              <text:p text:style-name="P4">Description</text:p>
            </table:table-cell>
          </table:table-row>
        </table:table-header-rows>
        <table:table-row>
          <table:table-cell table:style-name="Table4.A2" office:value-type="string">
            <text:p text:style-name="Table_20_Contents">/api/v0/events/{eventID}/guests</text:p>
          </table:table-cell>
          <table:table-cell table:style-name="Table4.A2" office:value-type="string">
            <text:p text:style-name="Table_20_Contents">GET</text:p>
          </table:table-cell>
          <table:table-cell table:style-name="Table4.A2" office:value-type="string">
            <text:p text:style-name="P4">Input</text:p>
            <text:p text:style-name="Table_20_Contents">None</text:p>
            <text:p text:style-name="Table_20_Contents"/>
            <text:p text:style-name="P14">Query String Arguments</text:p>
            <text:p text:style-name="P17"><text:span text:style-name="T4">checkedin</text:span>, which can be true or false (not case sensitive). Will return only checked in (or not checked in) guests.</text:p>
            <text:p text:style-name="P17"><text:span text:style-name="T4">tag</text:span>, which can be any string. Will return only guests which have that tag. Multiple tags allowed, by reusing the tag form.</text:p>
            <text:p text:style-name="P17">No query string arguments will just return all guests.</text:p>
            <text:p text:style-name="P17">For example:</text:p>
            <text:p text:style-name="P20">/api/v0/event/{eventID}/guests for all guests</text:p>
            <text:p text:style-name="P20">/api/v0/event/{eventID}/guests?tag=VIP for guests tagged VIP</text:p>
            <text:p text:style-name="P20">/api/v0/event/{eventID}/guests?tag=VIP&amp;tag=ATTENDING for all guests who are VIP and ATTENDING</text:p>
            <text:p text:style-name="P20"><text:soft-page-break/>/api/v0/event/{eventID}/guests?checkedin=true for all guests who are checked in</text:p>
            <text:p text:style-name="P20">/api/v0/event/{eventID}/guests?checkedin=false&amp;tag=OFFICER for all guests who are not checked in and are tagged OFFICER.</text:p>
            <text:p text:style-name="Table_20_Contents"/>
            <text:p text:style-name="P4">Output (Successful)</text:p>
            <text:p text:style-name="Table_20_Contents">Status 200</text:p>
            <text:p text:style-name="Table_20_Contents">["PERSON MCPERSON","CHINESE ENGLISHNAME",…]</text:p>
            <text:p text:style-name="Table_20_Contents"/>
            <text:p text:style-name="P21">Note that if you ask for a tag that does not exist, you’ll get successful output of []</text:p>
            <text:p text:style-name="Table_20_Contents"/>
            <text:p text:style-name="P4">Errors</text:p>
            <text:p text:style-name="P21">400 if any of the query string arguments are badly formatted</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the list, as a JSON array, of names of all guests attending that particular event, <text:span text:style-name="T11">subject to the tag and checkedin constraints that are provided</text:span>. Event with that ID must exist.</text:p>
          </table:table-cell>
        </table:table-row>
        <table:table-row table:style-name="Table4.3">
          <table:table-cell table:style-name="Table4.A2" office:value-type="string">
            <text:p text:style-name="Table_20_Contents">/api/v0/events/{eventID}/guests</text:p>
          </table:table-cell>
          <table:table-cell table:style-name="Table4.A2" office:value-type="string">
            <text:p text:style-name="Table_20_Contents">POST</text:p>
          </table:table-cell>
          <table:table-cell table:style-name="Table4.A2" office:value-type="string">
            <text:p text:style-name="P4">Input</text:p>
            <text:p text:style-name="Table_20_Contents">{“nric”: “1234F”, “name”: “BOB MCBOB”, “<text:span text:style-name="T12">tags”:[“VIP”, ”ATTENDING”]</text:span>}</text:p>
            <text:p text:style-name="Table_20_Contents"/>
            <text:p text:style-name="P22">tags can be omitted, or empty array, for no tags.</text:p>
            <text:p text:style-name="Table_20_Contents"/>
            <text:p text:style-name="P4">Output (Successful)</text:p>
            <text:p text:style-name="Table_20_Contents">Status 201</text:p>
            <text:p text:style-name="Table_20_Contents">{"message":"Registration successful"}</text:p>
            <text:p text:style-name="Table_20_Contents"/>
            <text:p text:style-name="P4">Errors</text:p>
            <text:p text:style-name="Table_20_Contents">400 if body could not be read as JSON</text:p>
            <text:p text:style-name="Table_20_Contents">404 if an event with that eventID does not exist.</text:p>
            <text:p text:style-name="Table_20_Contents"><text:soft-page-break/>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Registers a guest as attending a given event. NRIC must be unique (for that particular event). Event with that ID must exist. Technically a blank NRIC and blank name is acceptable.</text:p>
          </table:table-cell>
        </table:table-row>
        <table:table-row table:style-name="Table4.3">
          <table:table-cell table:style-name="Table4.A2" office:value-type="string">
            <text:p text:style-name="Table_20_Contents">/api/v0/events/{eventID}/guests</text:p>
          </table:table-cell>
          <table:table-cell table:style-name="Table4.A2" office:value-type="string">
            <text:p text:style-name="Table_20_Contents">DELETE</text:p>
          </table:table-cell>
          <table:table-cell table:style-name="Table4.A2" office:value-type="string">
            <text:p text:style-name="P4">Input</text:p>
            <text:p text:style-name="Table_20_Contents">{“nric”: “1234F”}</text:p>
            <text:p text:style-name="Table_20_Contents"/>
            <text:p text:style-name="P4">Output (Successful)</text:p>
            <text:p text:style-name="Table_20_Contents">Status 200</text:p>
            <text:p text:style-name="Table_20_Contents">{"message":"Successfully deleted guest"}</text:p>
            <text:p text:style-name="Table_20_Contents"/>
            <text:p text:style-name="P4">Errors</text:p>
            <text:p text:style-name="Table_20_Contents">400 if body could not be read as JSON</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Removes a guest (given their nric) from the guest list of a given event. Event with that ID must exist.</text:p>
          </table:table-cell>
        </table:table-row>
        <table:table-row table:style-name="Table4.3">
          <table:table-cell table:style-name="Table4.A2" office:value-type="string">
            <text:p text:style-name="Table_20_Contents">/api/v0/events/{eventID}/guests/checkedin</text:p>
            <text:p text:style-name="Table_20_Contents"/>
            <text:p text:style-name="P12">DEPRECATED, use GET <text:span text:style-name="T5">api/v0/events/{eventID}/guests?checkedin=true</text:span></text:p>
          </table:table-cell>
          <table:table-cell table:style-name="Table4.A2" office:value-type="string">
            <text:p text:style-name="Table_20_Contents">GET</text:p>
          </table:table-cell>
          <table:table-cell table:style-name="Table4.A2" office:value-type="string">
            <text:p text:style-name="P4">Input</text:p>
            <text:p text:style-name="Table_20_Contents">None</text:p>
            <text:p text:style-name="Table_20_Contents"/>
            <text:p text:style-name="P4">Output (Successful)</text:p>
            <text:p text:style-name="Table_20_Contents">Status 200</text:p>
            <text:p text:style-name="Table_20_Contents">["PERSON MCPERSON","CHINESE ENGLISHNAME",…]</text:p>
            <text:p text:style-name="Table_20_Contents"/>
            <text:p text:style-name="P4">Errors</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the list, as a JSON array, of names of guests who have checked in to (i.e. attended) a given event. Event with that ID must exist.</text:p>
          </table:table-cell>
        </table:table-row>
        <table:table-row table:style-name="Table4.3">
          <table:table-cell table:style-name="Table4.A2" office:value-type="string">
            <text:p text:style-name="Table_20_Contents">/api/v0/events/{eventID}/guests/checkedin</text:p>
          </table:table-cell>
          <table:table-cell table:style-name="Table4.A2" office:value-type="string">
            <text:p text:style-name="Table_20_Contents">POST</text:p>
          </table:table-cell>
          <table:table-cell table:style-name="Table4.A2" office:value-type="string">
            <text:p text:style-name="P4">Input</text:p>
            <text:p text:style-name="Table_20_Contents">{“nric”: “1234F”}</text:p>
            <text:p text:style-name="Table_20_Contents"/>
            <text:p text:style-name="P4">Output (Successful)</text:p>
            <text:p text:style-name="Table_20_Contents">Status 200</text:p>
            <text:p text:style-name="Table_20_Contents">“BOB MCBOB”</text:p>
            <text:p text:style-name="Table_20_Contents"/>
            <text:p text:style-name="P4">Errors</text:p>
            <text:p text:style-name="Table_20_Contents"><text:soft-page-break/>400 if body could not be read as JSON</text:p>
            <text:p text:style-name="Table_20_Contents">404 if an event with that eventID does not exist or if guest with that NRIC does not exist (and thus cannot be checked in).</text:p>
            <text:p text:style-name="Table_20_Contents">500 if any internal server issue</text:p>
          </table:table-cell>
          <table:table-cell table:style-name="Table4.A2" office:value-type="string">
            <text:p text:style-name="Table_20_Contents">None</text:p>
          </table:table-cell>
          <table:table-cell table:style-name="Table4.E2" office:value-type="string">
            <text:p text:style-name="Table_20_Contents">Checks in a guest with the provided NRIC into the given event, given that the guest is in the guest list to start with (if not an error is returned). Returns a string with their name. Event with <text:soft-page-break/>that ID must exist. If a guest is already checked in, no error is returned and the name is returned as usual, as if the guest was not already checked in.</text:p>
          </table:table-cell>
        </table:table-row>
        <table:table-row table:style-name="Table4.3">
          <table:table-cell table:style-name="Table4.A2" office:value-type="string">
            <text:p text:style-name="Table_20_Contents">/api/v0/events/{eventID}/guests/checkedin</text:p>
          </table:table-cell>
          <table:table-cell table:style-name="Table4.A2" office:value-type="string">
            <text:p text:style-name="Table_20_Contents">DELETE</text:p>
          </table:table-cell>
          <table:table-cell table:style-name="Table4.A2" office:value-type="string">
            <text:p text:style-name="P4">Input</text:p>
            <text:p text:style-name="Table_20_Contents">{“nric”: “1234F”}</text:p>
            <text:p text:style-name="Table_20_Contents"/>
            <text:p text:style-name="P4">Output (Successful)</text:p>
            <text:p text:style-name="Table_20_Contents">Status 200</text:p>
            <text:p text:style-name="Table_20_Contents"/>
            <text:p text:style-name="P4">Errors</text:p>
            <text:p text:style-name="Table_20_Contents">400 if body could not be read as JSON</text:p>
            <text:p text:style-name="Table_20_Contents">404 if an event with that eventID does not exist or if guest with that NRIC does not exist (and thus cannot be checked in).</text:p>
            <text:p text:style-name="Table_20_Contents">500 if any internal server issue</text:p>
          </table:table-cell>
          <table:table-cell table:style-name="Table4.A2" office:value-type="string">
            <text:p text:style-name="Table_20_Contents"/>
          </table:table-cell>
          <table:table-cell table:style-name="Table4.E2" office:value-type="string">
            <text:p text:style-name="Table_20_Contents">Checks out a guest with the provided NRIC/marks them as absent for the given event, gien that the guest is in the guest list to start with (if not an error is returned). Event with that ID must exist. If the guest is already not checked in/marked as absent, no error is returned, as if the guest was initially checked in.</text:p>
          </table:table-cell>
        </table:table-row>
        <table:table-row table:style-name="Table4.3">
          <table:table-cell table:style-name="Table4.A2" office:value-type="string">
            <text:p text:style-name="Table_20_Contents">/api/v0/events/{eventID}/guests/notcheckedin</text:p>
            <text:p text:style-name="Table_20_Contents"/>
            <text:p text:style-name="P12">DEPRECATED, use GET <text:span text:style-name="T5">api/v0/events/{eventID}/guests?checkedin=false</text:span></text:p>
          </table:table-cell>
          <table:table-cell table:style-name="Table4.A2" office:value-type="string">
            <text:p text:style-name="Table_20_Contents">GET</text:p>
          </table:table-cell>
          <table:table-cell table:style-name="Table4.A2" office:value-type="string">
            <text:p text:style-name="P4">Input</text:p>
            <text:p text:style-name="Table_20_Contents">None</text:p>
            <text:p text:style-name="Table_20_Contents"/>
            <text:p text:style-name="P4">Output (Successful)</text:p>
            <text:p text:style-name="Table_20_Contents">Status 200</text:p>
            <text:p text:style-name="Table_20_Contents">["PERSON MCPERSON","CHINESE ENGLISHNAME",…]</text:p>
            <text:p text:style-name="Table_20_Contents"/>
            <text:p text:style-name="P4">Errors</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the list, as a JSON arrays, of names of guests who have yet to/did not check in to (i.e. attend) a given event. Event with that ID must exist.</text:p>
            <text:p text:style-name="Table_20_Contents"><text:span text:style-name="Default_20_Paragraph_20_Font"><text:span text:style-name="T1">Marked for deletion.</text:span></text:span></text:p>
          </table:table-cell>
        </table:table-row>
        <text:soft-page-break/>
        <table:table-row table:style-name="Table4.3">
          <table:table-cell table:style-name="Table4.A2" office:value-type="string">
            <text:p text:style-name="Table_20_Contents">/api/v0/events/{eventID}/guests/stats</text:p>
            <text:p text:style-name="Table_20_Contents"/>
            <text:p text:style-name="P13">DEPRECATED, use GET <text:span text:style-name="T5">api/v0/events/{eventID}/guests </text:span><text:span text:style-name="T6">with checkedin=true, checkedin=false and no arguments and calculate stats yourself</text:span></text:p>
          </table:table-cell>
          <table:table-cell table:style-name="Table4.A2" office:value-type="string">
            <text:p text:style-name="Table_20_Contents">GET</text:p>
          </table:table-cell>
          <table:table-cell table:style-name="Table4.A2" office:value-type="string">
            <text:p text:style-name="P4">Input</text:p>
            <text:p text:style-name="Table_20_Contents">None</text:p>
            <text:p text:style-name="Table_20_Contents"/>
            <text:p text:style-name="P4">Output (Successful)</text:p>
            <text:p text:style-name="Table_20_Contents">Status 200</text:p>
            <text:p text:style-name="Table_20_Contents">{"total":335,"checkedIn":1,"percentCheckedIn":0.0029850746268656717}</text:p>
            <text:p text:style-name="Table_20_Contents"/>
            <text:p text:style-name="Table_20_Contents">If total=0, checkedIn=0, percentCheckedIn will be 0.</text:p>
            <text:p text:style-name="Table_20_Contents"/>
            <text:p text:style-name="P4">Errors</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summary statistics about the attendance of a given event. The statistics are the number who have checked in, the total number of guests, and the percentage attendance. Event with that ID must exist.</text:p>
          </table:table-cell>
        </table:table-row>
        <table:table-row table:style-name="Table4.3">
          <table:table-cell table:style-name="Table4.A2" office:value-type="string">
            <text:p text:style-name="Table_20_Contents">/api/v0/events/{eventID}/guests/report</text:p>
          </table:table-cell>
          <table:table-cell table:style-name="Table4.A2" office:value-type="string">
            <text:p text:style-name="Table_20_Contents">GET</text:p>
          </table:table-cell>
          <table:table-cell table:style-name="Table4.A2" office:value-type="string">
            <text:p text:style-name="P4">Input</text:p>
            <text:p text:style-name="Table_20_Contents">None</text:p>
            <text:p text:style-name="Table_20_Contents"/>
            <text:p text:style-name="P4">Output (Successful)</text:p>
            <text:p text:style-name="Table_20_Contents">Returns a CSV file (with header Content-Type text/csv).</text:p>
            <text:p text:style-name="Table_20_Contents">The first row has two cells, “Name” and “Present”</text:p>
            <text:p text:style-name="Table_20_Contents">Each row has a guest name, and then 1 or 0 in the Present column. 1 means present.</text:p>
            <text:p text:style-name="Table_20_Contents"/>
            <text:p text:style-name="P4">Errors</text:p>
            <text:p text:style-name="Table_20_Contents">404 if an event with that eventID does not exist.</text:p>
            <text:p text:style-name="Table_20_Contents">500 if any internal server issue</text:p>
          </table:table-cell>
          <table:table-cell table:style-name="Table4.A2" office:value-type="string">
            <text:p text:style-name="Table_20_Contents">Valid access token</text:p>
            <text:p text:style-name="Table_20_Contents">One of the following:</text:p>
            <text:p text:style-name="Table_20_Contents">User account which is a host of that event</text:p>
            <text:p text:style-name="Table_20_Contents">Administrator account</text:p>
          </table:table-cell>
          <table:table-cell table:style-name="Table4.E2" office:value-type="string">
            <text:p text:style-name="Table_20_Contents">Gets a CSV file that serves as an attendance report of the given event. The file is formatted with the names of guests followed by a “1” or “0”, with 1 indicating that that guest attended, and 0 indicating that they did not. Event with that ID must exist.</text:p>
          </table:table-cell>
        </table:table-row>
      </table:table>
      <text:p text:style-name="Text_20_body"/>
      <text:p text:style-name="P3">Utility</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4">URL Endpoint</text:p>
            </table:table-cell>
            <table:table-cell table:style-name="Table5.A1" office:value-type="string">
              <text:p text:style-name="P4">Method</text:p>
            </table:table-cell>
            <table:table-cell table:style-name="Table5.A1" office:value-type="string">
              <text:p text:style-name="P4">Input/Output (Request Body/Response Body)</text:p>
            </table:table-cell>
            <table:table-cell table:style-name="Table5.A1" office:value-type="string">
              <text:p text:style-name="P4">Permissions</text:p>
            </table:table-cell>
            <table:table-cell table:style-name="Table5.E1" office:value-type="string">
              <text:p text:style-name="P4">Description</text:p>
            </table:table-cell>
          </table:table-row>
        </table:table-header-rows>
        <table:table-row table:style-name="Table5.2">
          <table:table-cell table:style-name="Table5.A2" office:value-type="string">
            <text:p text:style-name="Table_20_Contents">/api/v0/utility/qrcode</text:p>
          </table:table-cell>
          <table:table-cell table:style-name="Table5.A2" office:value-type="string">
            <text:p text:style-name="Table_20_Contents">POST</text:p>
          </table:table-cell>
          <table:table-cell table:style-name="Table5.A2" office:value-type="string">
            <text:p text:style-name="P4">Input</text:p>
            <text:p text:style-name="Table_20_Contents">{“nric” : “1234F”}</text:p>
            <text:p text:style-name="Table_20_Contents"><text:soft-page-break/></text:p>
            <text:p text:style-name="P4">Output (Successful)</text:p>
            <text:p text:style-name="Table_20_Contents">A PNG image (with header Content-Type image/png) of a QR code that encodes the NRIC supplied.</text:p>
            <text:p text:style-name="Table_20_Contents"/>
            <text:p text:style-name="P4">Errors</text:p>
            <text:p text:style-name="Table_20_Contents">400 if body could not be read as JSON</text:p>
            <text:p text:style-name="Table_20_Contents">500 if any internal server issue</text:p>
          </table:table-cell>
          <table:table-cell table:style-name="Table5.A2" office:value-type="string">
            <text:p text:style-name="Table_20_Contents">None</text:p>
          </table:table-cell>
          <table:table-cell table:style-name="Table5.E2" office:value-type="string">
            <text:p text:style-name="Table_20_Contents">Generates and returns the QR code that encodes the <text:soft-page-break/>provided NRIC in it. The QR code is in a PNG format.</text:p>
          </table:table-cell>
        </table:table-row>
      </table:table>
      <text:p text:style-name="Standard"/>
      <text:p text:style-name="P10">Websocket endpoints</text:p>
      <text:p text:style-name="P7"/>
      <text:p text:style-name="P9">Websocket endpoints should be called using wss://&lt;host&gt;.com/api/whatever. In Javascript, the new Websocket(addr) method should be used. Google about the Javascript websocket API.</text:p>
      <text:p text:style-name="P9"/>
      <text:p text:style-name="P6">Guest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3">URL Endpoint</text:p>
          </table:table-cell>
          <table:table-cell table:style-name="Table6.A1" office:value-type="string">
            <text:p text:style-name="P24">Method</text:p>
          </table:table-cell>
          <table:table-cell table:style-name="Table6.A1" office:value-type="string">
            <text:p text:style-name="P24">Input/Output (Request Body/Response Body)</text:p>
          </table:table-cell>
          <table:table-cell table:style-name="Table6.A1" office:value-type="string">
            <text:p text:style-name="P24">Permissions</text:p>
          </table:table-cell>
          <table:table-cell table:style-name="Table6.E1" office:value-type="string">
            <text:p text:style-name="P24">Description</text:p>
          </table:table-cell>
        </table:table-row>
        <table:table-row table:style-name="Table6.2">
          <table:table-cell table:style-name="Table6.A2" office:value-type="string">
            <text:p text:style-name="P25">/<text:span text:style-name="T13">api/v1-2/events/{eventID}/guests/checkedin/listener/{nric}</text:span></text:p>
          </table:table-cell>
          <table:table-cell table:style-name="Table6.A2" office:value-type="string">
            <text:p text:style-name="P26"/>
          </table:table-cell>
          <table:table-cell table:style-name="Table6.A2" office:value-type="string">
            <text:p text:style-name="P24">Input</text:p>
            <text:p text:style-name="P27">None</text:p>
            <text:p text:style-name="P24"/>
            <text:p text:style-name="P24">Output</text:p>
            <text:p text:style-name="P27">Status 101 Protocol Changed</text:p>
            <text:p text:style-name="P27"/>
            <text:p text:style-name="P24">Websocket Output</text:p>
            <text:p text:style-name="P24"><text:span text:style-name="T9">All output will be in the form</text:span></text:p>
            <text:p text:style-name="P24"><text:span text:style-name="T9">{“title”: “sometitle”, “content”: {}}</text:span></text:p>
            <text:p text:style-name="P24"><text:span text:style-name="T9"/></text:p>
            <text:p text:style-name="P24"><text:span text:style-name="T9">Where {} can be any object (or a string, number, array etc) – you should figure out exactly what by looking at the title.</text:span></text:p>
            <text:p text:style-name="P24"><text:span text:style-name="T9"/></text:p>
            <text:p text:style-name="P24"><text:span text:style-name="T9">Two possible results:</text:span></text:p>
            <text:p text:style-name="P24"><text:soft-page-break/><text:span text:style-name="T9"/></text:p>
            <text:p text:style-name="P24"><text:span text:style-name="T9">The guest was marked present (checked in):</text:span></text:p>
            <text:p text:style-name="P24"><text:span text:style-name="T9"/></text:p>
            <text:p text:style-name="P24"><text:span text:style-name="T9">{“title”: “checkedin/1”, “content”:{“name”: “Jim”, “nric”: ”1234A”}}</text:span></text:p>
            <text:p text:style-name="P24"><text:span text:style-name="T9"/></text:p>
            <text:p text:style-name="P24"><text:span text:style-name="T9">The guest was marked absent :</text:span></text:p>
            <text:p text:style-name="P24"><text:span text:style-name="T9"/></text:p>
            <text:p text:style-name="P24"><text:span text:style-name="T9">{“title”: “checkedin/0”,”content”:null}</text:span></text:p>
          </table:table-cell>
          <table:table-cell table:style-name="Table6.A2" office:value-type="string">
            <text:p text:style-name="P26">None</text:p>
          </table:table-cell>
          <table:table-cell table:style-name="Table6.E2" office:value-type="string">
            <text:p text:style-name="P26">Opens a websocket connection with the server, to “listen” on the checked in status of a guest with the given NRIC in the URL (using wss so the query string is not exposed, so using NRIC like this is secure). If that guest is checked in, or marked absent, a message will be sent over the websocket connectio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creation-date>2019-03-06T16:15:00Z</meta:creation-date>
    <dc:date>2019-05-07T12:28:04.167656153</dc:date>
    <meta:print-date>2019-03-28T08:04:00Z</meta:print-date>
    <meta:editing-cycles>101</meta:editing-cycles>
    <meta:editing-duration>PT10H46M49S</meta:editing-duration>
    <meta:document-statistic meta:table-count="6" meta:image-count="0" meta:object-count="0" meta:page-count="16" meta:paragraph-count="468" meta:word-count="2985" meta:character-count="19559" meta:non-whitespace-character-count="17040"/>
    <meta:template xlink:type="simple" xlink:actuate="onRequest" xlink:title="" xlink:href="Normal.dotm"/>
  </office:meta>
</office:document-meta>
</file>